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osevka" svg:font-family="Iosevka"/>
    <style:font-face style:name="Iosevka Oblique" svg:font-family="'Iosevka Oblique'"/>
    <style:font-face style:name="Iosevka1" svg:font-family="Iosevka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officeooo:rsid="0016925a" officeooo:paragraph-rsid="0016925a" style:font-size-asian="10pt" style:font-size-complex="10pt"/>
    </style:style>
    <style:style style:name="P2" style:family="paragraph" style:parent-style-name="Standard">
      <loext:graphic-properties draw:fill="solid" draw:fill-color="#181818"/>
      <style:paragraph-properties fo:background-color="#181818" fo:padding="0in" fo:border="none" style:shadow="none"/>
      <style:text-properties fo:color="#939293" loext:opacity="100%" style:font-name="Iosevka1" fo:font-size="10pt" fo:font-style="normal" fo:font-weight="normal" officeooo:rsid="0015c143" officeooo:paragraph-rsid="00083dc3" style:font-size-asian="10pt" style:font-style-asian="normal" style:font-weight-asian="normal" style:font-size-complex="10pt"/>
    </style:style>
    <style:style style:name="P3" style:family="paragraph" style:parent-style-name="Standard">
      <loext:graphic-properties draw:fill="solid" draw:fill-color="#181818"/>
      <style:paragraph-properties fo:background-color="#181818" fo:padding="0in" fo:border="none" style:shadow="none"/>
      <style:text-properties fo:color="#939293" loext:opacity="100%" style:font-name="Iosevka1" fo:font-size="10pt" fo:font-style="normal" fo:font-weight="normal" officeooo:rsid="0015c143" officeooo:paragraph-rsid="00083dc3" style:font-size-asian="10pt" style:font-style-asian="normal" style:font-weight-asian="normal" style:font-size-complex="10pt"/>
    </style:style>
    <style:style style:name="T1" style:family="text">
      <style:text-properties fo:color="#ff6188" loext:opacity="100%" style:font-name="Iosevka Oblique" fo:font-style="italic" style:font-style-asian="italic"/>
    </style:style>
    <style:style style:name="T2" style:family="text">
      <style:text-properties fo:color="#ff6188" loext:opacity="100%" style:font-name="Iosevka Oblique" fo:font-size="19pt" fo:font-style="italic" style:font-size-asian="19pt" style:font-style-asian="italic"/>
    </style:style>
    <style:style style:name="T3" style:family="text">
      <style:text-properties fo:color="#ff6188" loext:opacity="100%" fo:font-style="italic" style:font-style-asian="italic"/>
    </style:style>
    <style:style style:name="T4" style:family="text">
      <style:text-properties fo:color="#ff6188" loext:opacity="100%" fo:font-style="italic" style:font-style-asian="italic"/>
    </style:style>
    <style:style style:name="T5" style:family="text">
      <style:text-properties fo:color="#78dce8" loext:opacity="100%"/>
    </style:style>
    <style:style style:name="T6" style:family="text">
      <style:text-properties fo:color="#78dce8" loext:opacity="100%" style:font-name="Iosevka Oblique" fo:font-style="italic" style:font-style-asian="italic"/>
    </style:style>
    <style:style style:name="T7" style:family="text">
      <style:text-properties fo:color="#78dce8" loext:opacity="100%" style:font-name="Iosevka Oblique" fo:font-size="19pt" fo:font-style="italic" style:font-size-asian="19pt" style:font-style-asian="italic"/>
    </style:style>
    <style:style style:name="T8" style:family="text">
      <style:text-properties fo:color="#78dce8" loext:opacity="100%" fo:font-style="italic" style:font-style-asian="italic"/>
    </style:style>
    <style:style style:name="T9" style:family="text">
      <style:text-properties fo:color="#78dce8" loext:opacity="100%" fo:font-style="italic" style:font-style-asian="italic"/>
    </style:style>
    <style:style style:name="T10" style:family="text">
      <style:text-properties fo:color="#a9dc76" loext:opacity="100%"/>
    </style:style>
    <style:style style:name="T11" style:family="text">
      <style:text-properties fo:color="#a9dc76" loext:opacity="100%" style:font-name="Iosevka" fo:font-size="19pt" style:font-size-asian="19pt"/>
    </style:style>
    <style:style style:name="T12" style:family="text">
      <style:text-properties fo:color="#a9dc76" loext:opacity="100%" style:font-name="Iosevka"/>
    </style:style>
    <style:style style:name="T13" style:family="text">
      <style:text-properties fo:color="#a9dc76" loext:opacity="100%"/>
    </style:style>
    <style:style style:name="T14" style:family="text">
      <style:text-properties fo:color="#ffcfa8" loext:opacity="100%" style:font-name="Iosevka Oblique" fo:font-style="italic" style:font-style-asian="italic"/>
    </style:style>
    <style:style style:name="T15" style:family="text">
      <style:text-properties fo:color="#ffcfa8" loext:opacity="100%" style:font-name="Iosevka Oblique" fo:font-size="19pt" fo:font-style="italic" style:font-size-asian="19pt" style:font-style-asian="italic"/>
    </style:style>
    <style:style style:name="T16" style:family="text">
      <style:text-properties fo:color="#ffcfa8" loext:opacity="100%" fo:font-style="italic" style:font-style-asian="italic"/>
    </style:style>
    <style:style style:name="T17" style:family="text">
      <style:text-properties fo:color="#ffcfa8" loext:opacity="100%" fo:font-style="italic" style:font-style-asian="italic"/>
    </style:style>
    <style:style style:name="T18" style:family="text">
      <style:text-properties fo:color="#fcfcfa" loext:opacity="100%"/>
    </style:style>
    <style:style style:name="T19" style:family="text">
      <style:text-properties fo:color="#fcfcfa" loext:opacity="100%" style:font-name="Iosevka" fo:font-size="19pt" style:font-size-asian="19pt"/>
    </style:style>
    <style:style style:name="T20" style:family="text">
      <style:text-properties fo:color="#fcfcfa" loext:opacity="100%" style:font-name="Iosevka"/>
    </style:style>
    <style:style style:name="T21" style:family="text">
      <style:text-properties fo:color="#fcfcfa" loext:opacity="100%"/>
    </style:style>
    <style:style style:name="T22" style:family="text">
      <style:text-properties fo:color="#c0aaff" loext:opacity="100%"/>
    </style:style>
    <style:style style:name="T23" style:family="text">
      <style:text-properties fo:color="#c0aaff" loext:opacity="100%" style:font-name="Iosevka" fo:font-size="19pt" style:font-size-asian="19pt"/>
    </style:style>
    <style:style style:name="T24" style:family="text">
      <style:text-properties fo:color="#c0aaff" loext:opacity="100%" style:font-name="Iosevka"/>
    </style:style>
    <style:style style:name="T25" style:family="text">
      <style:text-properties fo:color="#c0aaff" loext:opacity="100%"/>
    </style:style>
    <style:style style:name="T26" style:family="text">
      <style:text-properties fo:color="#c994ff" loext:opacity="100%"/>
    </style:style>
    <style:style style:name="T27" style:family="text">
      <style:text-properties fo:color="#c994ff" loext:opacity="100%" style:font-name="Iosevka" fo:font-size="19pt" style:font-size-asian="19pt"/>
    </style:style>
    <style:style style:name="T28" style:family="text">
      <style:text-properties fo:color="#c994ff" loext:opacity="100%" style:font-name="Iosevka"/>
    </style:style>
    <style:style style:name="T29" style:family="text">
      <style:text-properties fo:color="#c994ff" loext:opacity="100%"/>
    </style:style>
    <style:style style:name="T30" style:family="text">
      <style:text-properties fo:color="#f59762" loext:opacity="100%"/>
    </style:style>
    <style:style style:name="T31" style:family="text">
      <style:text-properties fo:color="#f59762" loext:opacity="100%" style:font-name="Iosevka" fo:font-size="19pt" style:font-size-asian="19pt"/>
    </style:style>
    <style:style style:name="T32" style:family="text">
      <style:text-properties fo:color="#f59762" loext:opacity="100%" style:font-name="Iosevka"/>
    </style:style>
    <style:style style:name="T33" style:family="text">
      <style:text-properties fo:color="#f59762" loext:opacity="100%"/>
    </style:style>
    <style:style style:name="T34" style:family="text">
      <style:text-properties fo:color="#99ffae" loext:opacity="100%"/>
    </style:style>
    <style:style style:name="T35" style:family="text">
      <style:text-properties fo:color="#99ffae" loext:opacity="100%" style:font-name="Iosevka" fo:font-size="19pt" style:font-size-asian="19pt"/>
    </style:style>
    <style:style style:name="T36" style:family="text">
      <style:text-properties fo:color="#99ffae" loext:opacity="100%" style:font-name="Iosevka"/>
    </style:style>
    <style:style style:name="T37" style:family="text">
      <style:text-properties fo:color="#99ffae" loext:opacity="100%"/>
    </style:style>
    <style:style style:name="T38" style:family="text">
      <style:text-properties fo:color="#fff48a" loext:opacity="100%"/>
    </style:style>
    <style:style style:name="T39" style:family="text">
      <style:text-properties fo:color="#fff48a" loext:opacity="100%" style:font-name="Iosevka" fo:font-size="19pt" style:font-size-asian="19pt"/>
    </style:style>
    <style:style style:name="T40" style:family="text">
      <style:text-properties fo:color="#fff48a" loext:opacity="100%" style:font-name="Iosevka"/>
    </style:style>
    <style:style style:name="T41" style:family="text">
      <style:text-properties fo:color="#fff48a" loext:opacity="100%"/>
    </style:style>
    <style:style style:name="T42" style:family="text">
      <style:text-properties style:font-name="Iosevka" fo:font-size="19pt" style:font-size-asian="19pt"/>
    </style:style>
    <style:style style:name="T43" style:family="text">
      <style:text-properties style:font-name="Iosevka"/>
    </style:style>
    <style:style style:name="T44" style:family="text">
      <style:text-properties fo:color="#ffd866" loext:opacity="100%" style:font-name="Iosevka" fo:font-size="19pt" style:font-size-asian="19pt"/>
    </style:style>
    <style:style style:name="T45" style:family="text">
      <style:text-properties fo:color="#ffd866" loext:opacity="100%" style:font-name="Iosevka"/>
    </style:style>
    <style:style style:name="T46" style:family="text">
      <style:text-properties fo:color="#ffd86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ackage </text:span><text:span text:style-name="T8">labs.lab8.pro1</text:span>;<text:line-break/><text:line-break/><text:span text:style-name="T3">import </text:span><text:span text:style-name="T8">classes.</text:span><text:span text:style-name="T46">GeometricObject</text:span>;<text:line-break/><text:span text:style-name="T3">import </text:span><text:span text:style-name="T8">classes.Triangle</text:span>;<text:line-break/><text:line-break/><text:span text:style-name="T3">import </text:span><text:span text:style-name="T8">java.util.Scanner</text:span>;<text:line-break/><text:line-break/><text:span text:style-name="T3">public class </text:span><text:span text:style-name="T8">Lab8_Pro1_64010009 </text:span>{<text:line-break/><text:line-break/><text:tab/><text:span text:style-name="T3">public static void </text:span><text:span text:style-name="T10">main</text:span>(<text:span text:style-name="T8">String</text:span>[] <text:span text:style-name="T16">args</text:span>) {<text:line-break/><text:line-break/><text:tab/><text:tab/><text:span text:style-name="T8">Scanner </text:span><text:span text:style-name="T18">scanner </text:span><text:span text:style-name="T22">= </text:span><text:span text:style-name="T3">new </text:span><text:span text:style-name="T34">Scanner</text:span>(<text:span text:style-name="T8">System</text:span>.<text:span text:style-name="T30">in</text:span>);<text:line-break/><text:line-break/><text:tab/><text:tab/><text:span text:style-name="T3">double </text:span><text:span text:style-name="T18">side1</text:span>, <text:span text:style-name="T18">side2</text:span>, <text:span text:style-name="T18">side3</text:span>;<text:line-break/><text:tab/><text:tab/><text:span text:style-name="T8">String </text:span><text:span text:style-name="T18">color</text:span>;<text:line-break/><text:tab/><text:tab/><text:span text:style-name="T3">boolean </text:span><text:span text:style-name="T18">is_filled</text:span>;<text:line-break/><text:line-break/><text:tab/><text:tab/><text:span text:style-name="T3">while </text:span>(<text:span text:style-name="T3">true</text:span>) {<text:line-break/><text:tab/><text:tab/><text:tab/><text:span text:style-name="T8">System</text:span>.<text:span text:style-name="T30">out</text:span>.<text:span text:style-name="T34">print</text:span>(<text:span text:style-name="T38">"Enter three triangle sides (A B C): "</text:span>);<text:line-break/><text:tab/><text:tab/><text:tab/><text:span text:style-name="T18">side1 </text:span><text:span text:style-name="T22">= </text:span><text:span text:style-name="T18">scanner</text:span>.<text:span text:style-name="T34">nextDouble</text:span>();<text:line-break/><text:tab/><text:tab/><text:tab/><text:span text:style-name="T18">side2 </text:span><text:span text:style-name="T22">= </text:span><text:span text:style-name="T18">scanner</text:span>.<text:span text:style-name="T34">nextDouble</text:span>();<text:line-break/><text:tab/><text:tab/><text:tab/><text:span text:style-name="T18">side3 </text:span><text:span text:style-name="T22">= </text:span><text:span text:style-name="T18">scanner</text:span>.<text:span text:style-name="T34">nextDouble</text:span>();<text:line-break/><text:tab/><text:tab/><text:tab/><text:span text:style-name="T3">if </text:span>(<text:span text:style-name="T18">side1 </text:span><text:span text:style-name="T22">&gt; </text:span><text:span text:style-name="T26">0 </text:span><text:span text:style-name="T22">&amp;&amp; </text:span><text:span text:style-name="T18">side2 </text:span><text:span text:style-name="T22">&gt; </text:span><text:span text:style-name="T26">0 </text:span><text:span text:style-name="T22">&amp;&amp; </text:span><text:span text:style-name="T18">side3 </text:span><text:span text:style-name="T22">&gt; </text:span><text:span text:style-name="T26">0</text:span>) <text:span text:style-name="T3">break</text:span>;<text:line-break/><text:tab/><text:tab/><text:tab/><text:span text:style-name="T8">System</text:span>.<text:span text:style-name="T30">out</text:span>.<text:span text:style-name="T34">println</text:span>(<text:span text:style-name="T38">"ERROR: invalid inputs, try again!"</text:span>);<text:line-break/><text:tab/><text:tab/>}<text:line-break/><text:line-break/><text:tab/><text:tab/><text:span text:style-name="T8">System</text:span>.<text:span text:style-name="T30">out</text:span>.<text:span text:style-name="T34">print</text:span>(<text:span text:style-name="T38">"What color of a triangle: "</text:span>);<text:line-break/><text:tab/><text:tab/><text:span text:style-name="T18">color </text:span><text:span text:style-name="T22">= </text:span><text:span text:style-name="T18">scanner</text:span>.<text:span text:style-name="T34">next</text:span>();<text:line-break/><text:line-break/><text:tab/><text:tab/><text:span text:style-name="T8">System</text:span>.<text:span text:style-name="T30">out</text:span>.<text:span text:style-name="T34">print</text:span>(<text:span text:style-name="T38">"Does a triangle get filled (true/false): "</text:span>);<text:line-break/><text:tab/><text:tab/><text:span text:style-name="T18">is_filled </text:span><text:span text:style-name="T22">= </text:span><text:span text:style-name="T18">scanner</text:span>.<text:span text:style-name="T34">nextBoolean</text:span>();<text:line-break/><text:line-break/><text:tab/><text:tab/><text:span text:style-name="T18">scanner</text:span>.<text:span text:style-name="T34">close</text:span>();<text:line-break/><text:line-break/><text:tab/><text:tab/><text:span text:style-name="T8">Triangle </text:span><text:span text:style-name="T18">triangle </text:span><text:span text:style-name="T22">= </text:span><text:span text:style-name="T3">new </text:span><text:span text:style-name="T34">Triangle</text:span>(<text:span text:style-name="T18">side1</text:span>, <text:span text:style-name="T18">side2</text:span>, <text:span text:style-name="T18">side3</text:span>);<text:line-break/><text:tab/><text:tab/><text:span text:style-name="T18">triangle</text:span>.<text:span text:style-name="T34">setColor</text:span>(<text:span text:style-name="T18">color</text:span>);<text:line-break/><text:tab/><text:tab/><text:span text:style-name="T18">triangle</text:span>.<text:span text:style-name="T34">setIsFilled</text:span>(<text:span text:style-name="T18">is_filled</text:span>);<text:line-break/><text:line-break/><text:tab/><text:tab/><text:span text:style-name="T46">GeometricObject</text:span>.<text:span text:style-name="T34">displayObject</text:span>(<text:span text:style-name="T18">triangle</text:span>);<text:line-break/><text:tab/>}<text:line-break/>}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osevka" svg:font-family="Iosevka"/>
    <style:font-face style:name="Iosevka Oblique" svg:font-family="'Iosevka Oblique'"/>
    <style:font-face style:name="Iosevka1" svg:font-family="Iosevka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Iosevka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Iosevka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Iosevka" fo:font-family="Iosevka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officeooo:rsid="0016925a" officeooo:paragraph-rsid="0016925a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181818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181818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181818" draw:opacity="100%"/>
    </style:style>
  </office:automatic-styles>
  <office:master-styles>
    <style:master-page style:name="Standard" style:page-layout-name="Mpm1" draw:style-name="Mdp1">
      <style:header>
        <text:p text:style-name="MP1">Korn Rojrattanapanya (64010009)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6:45:27.038813868</meta:creation-date>
    <dc:date>2022-04-01T15:38:17.097455128</dc:date>
    <meta:editing-duration>PT26M28S</meta:editing-duration>
    <meta:editing-cycles>21</meta:editing-cycles>
    <meta:generator>LibreOffice/7.2.6.2$Linux_X86_64 LibreOffice_project/20$Build-2</meta:generator>
    <dc:creator>Korn Rojrattanapanya</dc:creator>
    <meta:document-statistic meta:table-count="0" meta:image-count="0" meta:object-count="0" meta:page-count="1" meta:paragraph-count="2" meta:word-count="105" meta:character-count="995" meta:non-whitespace-character-count="828"/>
  </office:meta>
</office:document-meta>
</file>